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학년</text:p>
          </table:table-cell>
          <table:table-cell office:value-type="string" calcext:value-type="string" table:number-columns-spanned="2" table:number-rows-spanned="1">
            <text:p>교재목록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고1</text:p>
          </table:table-cell>
          <table:table-cell office:value-type="string" calcext:value-type="string">
            <text:p>내신</text:p>
          </table:table-cell>
          <table:table-cell office:value-type="string" calcext:value-type="string">
            <text:p>메시지 수학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고2</text:p>
          </table:table-cell>
          <table:table-cell office:value-type="string" calcext:value-type="string">
            <text:p>내신</text:p>
          </table:table-cell>
          <table:table-cell office:value-type="string" calcext:value-type="string">
            <text:p>메시지 미적분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고3</text:p>
          </table:table-cell>
          <table:table-cell office:value-type="string" calcext:value-type="string">
            <text:p>공통</text:p>
          </table:table-cell>
          <table:table-cell office:value-type="string" calcext:value-type="string">
            <text:p>메시지 확률과 통계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문과</text:p>
          </table:table-cell>
          <table:table-cell office:value-type="string" calcext:value-type="string">
            <text:p>메시지 미적분1, 리얼 DNA 유형별 확률과통계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이과</text:p>
          </table:table-cell>
          <table:table-cell office:value-type="string" calcext:value-type="string">
            <text:p>메시지 미적분2, 개념유형 미적분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학년</text:p>
          </table:table-cell>
          <table:table-cell office:value-type="string" calcext:value-type="string">
            <text:p>이름</text:p>
          </table:table-cell>
          <table:table-cell office:value-type="string" calcext:value-type="string">
            <text:p>결석</text:p>
          </table:table-cell>
          <table:table-cell office:value-type="string" calcext:value-type="string">
            <text:p>숙제불이행</text:p>
          </table:table-cell>
          <table:table-cell office:value-type="string" calcext:value-type="string">
            <text:p>교재미지참</text:p>
          </table:table-cell>
          <table:table-cell office:value-type="string" calcext:value-type="string">
            <text:p>수업태도</text:p>
          </table:table-cell>
          <table:table-cell office:value-type="string" calcext:value-type="string">
            <text:p>종합태도점수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5">
            <text:p>고1</text:p>
          </table:table-cell>
          <table:table-cell office:value-type="string" calcext:value-type="string">
            <text:p>김동현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40-5*SUM([.C9:.E9])+12*[.F9]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김정욱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40-5*SUM([.C10:.E10])+12*[.F10]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김주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40-5*SUM([.C11:.E11])+12*[.F11]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손예진</text:p>
          </table:table-cell>
          <table:table-cell table:number-columns-repeated="4" office:value-type="string" calcext:value-type="string">
            <text:p>-</text:p>
          </table:table-cell>
          <table:table-cell table:formula="of:=40-5*SUM([.C12:.E12])+12*[.F12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윤선영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40-5*SUM([.C13:.E13])+12*[.F13]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고2</text:p>
          </table:table-cell>
          <table:table-cell office:value-type="string" calcext:value-type="string">
            <text:p>김미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40-5*SUM([.C14:.E14])+12*[.F14]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안상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40-5*SUM([.C15:.E15])+12*[.F15]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고3</text:p>
          </table:table-cell>
          <table:table-cell office:value-type="string" calcext:value-type="string">
            <text:p>김현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40-5*SUM([.C16:.E16])+12*[.F16]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장한수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40-5*SUM([.C17:.E17])+12*[.F17]" office:value-type="float" office:value="90" calcext:value-type="float">
            <text:p>90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00/00/00</text:date>, <text:time style:data-style-name="N2" text:time-value="11:16:28.48568196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un Kim</meta:initial-creator>
    <meta:creation-date>2016-04-06T23:43:55.862624562</meta:creation-date>
    <dc:date>2016-04-13T11:37:58.258945221</dc:date>
    <dc:creator>Geun Kim</dc:creator>
    <meta:editing-duration>PT1H6M37S</meta:editing-duration>
    <meta:editing-cycles>3</meta:editing-cycles>
    <meta:generator>LibreOffice/5.0.5.2$Linux_X86_64 LibreOffice_project/00m0$Build-2</meta:generator>
    <meta:document-statistic meta:table-count="1" meta:cell-count="79" meta:object-count="0"/>
  </office:meta>
</office:document-meta>
</file>